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92.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09pt" draw:z-index="4" draw:style-name="gr3" draw:text-style-name="P3" svg:width="39.74pt" svg:height="15.05pt" svg:x="22.08pt" svg:y="14.4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28pt" draw:z-index="5" draw:style-name="gr3" draw:text-style-name="P3" svg:width="39.49pt" svg:height="15.05pt" svg:x="64.29pt" svg:y="11.6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3">00/00/0000</text:date>, <text:time style:data-style-name="N2" text:time-value="08:01:45.377986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13T09:13:08.158994738</dc:date>
    <meta:editing-duration>P59DT4H2S</meta:editing-duration>
    <meta:editing-cycles>2650</meta:editing-cycles>
    <meta:generator>LibreOffice/6.0.7.3$Linux_x86 LibreOffice_project/00m0$Build-3</meta:generator>
    <meta:document-statistic meta:table-count="2" meta:cell-count="48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